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776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01776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paragraph-rsid="0001776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officeooo:rsid="0001776f" officeooo:paragraph-rsid="0001776f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paragraph-rsid="0001776f" style:font-size-asian="36pt" style:font-weight-asian="bold" style:font-size-complex="36pt" style:font-weight-complex="bold"/>
    </style:style>
    <style:style style:name="P6" style:family="paragraph" style:parent-style-name="Standard">
      <style:text-properties officeooo:paragraph-rsid="0001776f"/>
    </style:style>
    <style:style style:name="P7" style:family="paragraph" style:parent-style-name="Standard">
      <style:paragraph-properties fo:text-align="center" style:justify-single-word="false"/>
      <style:text-properties officeooo:rsid="000285ed" officeooo:paragraph-rsid="000285ed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54f2c" officeooo:paragraph-rsid="00054f2c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6fce2" officeooo:paragraph-rsid="0006fce2" style:font-size-asian="15pt" style:font-size-complex="15pt"/>
    </style:style>
    <style:style style:name="T1" style:family="text">
      <style:text-properties officeooo:rsid="0001776f"/>
    </style:style>
    <style:style style:name="T2" style:family="text">
      <style:text-properties officeooo:rsid="0003b167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style:text-underline-style="none" style:font-size-asian="10.5pt" style:font-size-complex="12pt"/>
    </style:style>
    <style:style style:name="T5" style:family="text">
      <style:text-properties fo:font-size="12pt" style:text-underline-style="none" officeooo:rsid="0008cfcc" style:font-size-asian="10.5pt" style:font-size-complex="12pt"/>
    </style:style>
    <style:style style:name="T6" style:family="text">
      <style:text-properties fo:font-size="12pt" style:text-underline-style="none" officeooo:rsid="0009a2de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6"/>
      <text:p text:style-name="P5">Algorithmique et Structures de Données <text:span text:style-name="T1">2</text:span></text:p>
      <text:p text:style-name="P6"/>
      <text:p text:style-name="P6"/>
      <text:p text:style-name="P2">Rapport Projet n°<text:span text:style-name="T1">1</text:span>:</text:p>
      <text:p text:style-name="P2"/>
      <text:p text:style-name="P4">Ensembl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Mamadou DIALLO</text:p>
      <text:p text:style-name="P7">Fatma MAOULOUD</text:p>
      <text:p text:style-name="P1">Groupe <text:span text:style-name="T2">4</text:span>03</text:p>
      <text:p text:style-name="P1"/>
      <text:p text:style-name="P1"/>
      <text:p text:style-name="P1"/>
      <text:p text:style-name="P1"/>
      <text:p text:style-name="P1"><text:soft-page-break/></text:p>
      <text:p text:style-name="P8">Introduction<text:span text:style-name="T4"> </text:span></text:p>
      <text:p text:style-name="P8"><text:span text:style-name="T4"/></text:p>
      <text:p text:style-name="P8"><text:span text:style-name="T4">………………………………….</text:span></text:p>
      <text:p text:style-name="P8"><text:span text:style-name="T4"/></text:p>
      <text:p text:style-name="P8"><text:span text:style-name="T4"/></text:p>
      <text:p text:style-name="P9">I- Premier Ensemble « Ensa »</text:p>
      <text:p text:style-name="P9"><text:span text:style-name="T4"/></text:p>
      <text:p text:style-name="P9"><text:span text:style-name="T4"><text:tab/></text:span><text:span text:style-name="T5">Notre premier <text:tab/>iplémentation consiste à réaliser un ensemble à l'aide d'un chaînage simple non trié sans doublons </text:span><text:span text:style-name="T6">où l'ajout se fait en queue de chaînag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11:21.709203050</meta:creation-date>
    <meta:generator>LibreOffice/5.0.3.2$Linux_X86_64 LibreOffice_project/00m0$Build-2</meta:generator>
    <dc:date>2017-03-08T17:24:33.117735338</dc:date>
    <meta:editing-duration>PT13M9S</meta:editing-duration>
    <meta:editing-cycles>8</meta:editing-cycles>
    <meta:document-statistic meta:table-count="0" meta:image-count="0" meta:object-count="0" meta:page-count="2" meta:paragraph-count="10" meta:word-count="49" meta:character-count="315" meta:non-whitespace-character-count="272"/>
  </office:meta>
</office:document-meta>
</file>